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1a4d"/>
    </style:style>
    <style:style style:name="P2" style:family="paragraph" style:parent-style-name="Text_20_body">
      <style:text-properties officeooo:rsid="000b7e73" officeooo:paragraph-rsid="000b7e73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itle" style:master-page-name="">
      <style:paragraph-properties fo:text-align="center" style:justify-single-word="false" style:page-number="auto" fo:keep-with-next="always"/>
      <style:text-properties fo:color="#000000" style:font-name="Liberation Mono2" fo:font-size="18pt" fo:font-weight="bold" style:font-name-asian="Droid Sans Fallback" style:font-size-asian="18pt" style:font-weight-asian="bold" style:font-name-complex="FreeSans" style:font-size-complex="18pt" style:font-weight-complex="bold"/>
    </style:style>
    <style:style style:name="P5" style:family="paragraph" style:parent-style-name="command_20_line">
      <style:text-properties officeooo:paragraph-rsid="00185508"/>
    </style:style>
    <style:style style:name="P6" style:family="paragraph" style:parent-style-name="Heading_20_1">
      <style:text-properties officeooo:paragraph-rsid="000a1a4d"/>
    </style:style>
    <style:style style:name="P7" style:family="paragraph" style:parent-style-name="Heading_20_1">
      <style:text-properties officeooo:rsid="000b7e73" officeooo:paragraph-rsid="000b7e73"/>
    </style:style>
    <style:style style:name="P8" style:family="paragraph" style:parent-style-name="Heading_20_1">
      <style:text-properties officeooo:rsid="002007ea" officeooo:paragraph-rsid="002007ea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officeooo:rsid="000913c7" officeooo:paragraph-rsid="000913c7"/>
    </style:style>
    <style:style style:name="P11" style:family="paragraph" style:parent-style-name="Text_20_body" style:list-style-name="L3">
      <style:text-properties officeooo:paragraph-rsid="000a1a4d"/>
    </style:style>
    <style:style style:name="P12" style:family="paragraph" style:parent-style-name="Text_20_body">
      <style:paragraph-properties fo:text-align="start" style:justify-single-word="false"/>
      <style:text-properties officeooo:rsid="000b7e73" officeooo:paragraph-rsid="0024ee4b"/>
    </style:style>
    <style:style style:name="P13" style:family="paragraph" style:parent-style-name="Text_20_body">
      <style:paragraph-properties fo:text-align="start" style:justify-single-word="false"/>
      <style:text-properties officeooo:rsid="000b7e73" officeooo:paragraph-rsid="0025dd75"/>
    </style:style>
    <style:style style:name="P14" style:family="paragraph" style:parent-style-name="Text_20_body">
      <style:text-properties officeooo:rsid="000b7e73" officeooo:paragraph-rsid="00216709"/>
    </style:style>
    <style:style style:name="P15" style:family="paragraph" style:parent-style-name="Text_20_body">
      <style:text-properties officeooo:rsid="002007ea" officeooo:paragraph-rsid="002007ea"/>
    </style:style>
    <style:style style:name="P16" style:family="paragraph" style:parent-style-name="Text_20_body">
      <style:text-properties officeooo:rsid="00216709" officeooo:paragraph-rsid="00216709"/>
    </style:style>
    <style:style style:name="P17" style:family="paragraph" style:parent-style-name="Text_20_body">
      <style:paragraph-properties fo:text-align="start" style:justify-single-word="false"/>
      <style:text-properties officeooo:rsid="00224943" officeooo:paragraph-rsid="00224943"/>
    </style:style>
    <style:style style:name="P18" style:family="paragraph" style:parent-style-name="Text_20_body">
      <style:paragraph-properties fo:text-align="start" style:justify-single-word="false"/>
      <style:text-properties officeooo:rsid="00224943" officeooo:paragraph-rsid="0023d909"/>
    </style:style>
    <style:style style:name="P19" style:family="paragraph" style:parent-style-name="Text_20_body">
      <style:paragraph-properties fo:text-align="start" style:justify-single-word="false"/>
      <style:text-properties officeooo:rsid="00224943" officeooo:paragraph-rsid="0024ee4b"/>
    </style:style>
    <style:style style:name="P20" style:family="paragraph" style:parent-style-name="Text_20_body">
      <style:paragraph-properties fo:text-align="start" style:justify-single-word="false"/>
      <style:text-properties officeooo:rsid="0024ee4b" officeooo:paragraph-rsid="0024ee4b"/>
    </style:style>
    <style:style style:name="P21" style:family="paragraph" style:parent-style-name="Subtitle" style:master-page-name="">
      <style:paragraph-properties fo:margin-top="0.0417in" fo:margin-bottom="0.0835in" style:contextual-spacing="false" fo:text-align="center" style:justify-single-word="false" style:page-number="auto" fo:keep-with-next="always"/>
      <style:text-properties fo:color="#ff6600" fo:font-size="14pt" fo:font-weight="normal" officeooo:rsid="001c1f28" officeooo:paragraph-rsid="001c1f28" style:font-name-asian="Droid Sans Fallback" style:font-size-asian="14pt" style:font-weight-asian="normal" style:font-name-complex="FreeSans" style:font-size-complex="14pt" style:font-weight-complex="normal"/>
    </style:style>
    <style:style style:name="T1" style:family="text">
      <style:text-properties fo:color="#ff6600"/>
    </style:style>
    <style:style style:name="T2" style:family="text">
      <style:text-properties fo:color="#ff6600" officeooo:rsid="000be419"/>
    </style:style>
    <style:style style:name="T3" style:family="text">
      <style:text-properties fo:color="#ff6600" officeooo:rsid="000be9b4"/>
    </style:style>
    <style:style style:name="T4" style:family="text">
      <style:text-properties officeooo:rsid="000913c7"/>
    </style:style>
    <style:style style:name="T5" style:family="text">
      <style:text-properties officeooo:rsid="000a1a4d"/>
    </style:style>
    <style:style style:name="T6" style:family="text">
      <style:text-properties fo:color="#666666" style:font-name="Courier 10 Pitch1" officeooo:rsid="000a1a4d"/>
    </style:style>
    <style:style style:name="T7" style:family="text">
      <style:text-properties fo:color="#666666" style:font-name="Courier 10 Pitch1" officeooo:rsid="00185508"/>
    </style:style>
    <style:style style:name="T8" style:family="text">
      <style:text-properties fo:font-style="italic" officeooo:rsid="00224943" style:font-style-asian="italic" style:font-style-complex="italic"/>
    </style:style>
    <style:style style:name="T9" style:family="text">
      <style:text-properties fo:font-style="italic" officeooo:rsid="0024ee4b" style:font-style-asian="italic" style:font-style-complex="italic"/>
    </style:style>
    <style:style style:name="T10" style:family="text">
      <style:text-properties fo:font-style="italic" officeooo:rsid="00277902" style:font-style-asian="italic" style:font-style-complex="italic"/>
    </style:style>
    <style:style style:name="T11" style:family="text">
      <style:text-properties fo:font-style="italic" officeooo:rsid="00282ad2" style:font-style-asian="italic" style:font-style-complex="italic"/>
    </style:style>
    <style:style style:name="T12" style:family="text">
      <style:text-properties fo:font-style="italic" officeooo:rsid="00293c01" style:font-style-asian="italic" style:font-style-complex="italic"/>
    </style:style>
    <style:style style:name="T13" style:family="text">
      <style:text-properties officeooo:rsid="0020e63d"/>
    </style:style>
    <style:style style:name="T14" style:family="text">
      <style:text-properties fo:font-weight="bold" officeooo:rsid="0020e63d" style:font-weight-asian="bold" style:font-weight-complex="bold"/>
    </style:style>
    <style:style style:name="T15" style:family="text">
      <style:text-properties officeooo:rsid="00216709"/>
    </style:style>
    <style:style style:name="T16" style:family="text">
      <style:text-properties officeooo:rsid="00224943"/>
    </style:style>
    <style:style style:name="T17" style:family="text">
      <style:text-properties officeooo:rsid="0024ee4b"/>
    </style:style>
    <style:style style:name="T18" style:family="text">
      <style:text-properties officeooo:rsid="00277902"/>
    </style:style>
    <style:style style:name="T19" style:family="text">
      <style:text-properties officeooo:rsid="00293c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signing Interactive Systems II</text:p>
      <text:p text:style-name="P21">Window System (Part 3)<text:line-break/>RAT: Really Awesome Toolkit</text:p>
      <text:h text:style-name="P6" text:outline-level="1">Group Members</text:h>
      <text:p text:style-name="Text_20_body">Giorgio Pretto <text:tab/><text:tab/>340615<text:tab/>uni@giorgiopretto.com</text:p>
      <text:p text:style-name="P1">Chih-Yun Tsai <text:tab/><text:tab/>328782 <text:tab/>judith1121@gmail.com</text:p>
      <text:p text:style-name="Text_20_body"/>
      <text:h text:style-name="Heading_20_1" text:outline-level="1">Compiling Instructions</text:h>
      <text:p text:style-name="P3">The following instructs how to run the program:</text:p>
      <text:list xml:id="list7284016757496482866" text:style-name="L2">
        <text:list-item>
          <text:p text:style-name="P9">Put GES.jar in the main folder, where the other source codes are.</text:p>
        </text:list-item>
        <text:list-item>
          <text:p text:style-name="P9">Compile the source code in command line <text:span text:style-name="T4">by</text:span></text:p>
        </text:list-item>
      </text:list>
      <text:p text:style-name="P5"><text:span text:style-name="T6">$ </text:span><text:span text:style-name="T7">javac -cp .:GES.jar MyApp.java</text:span> </text:p>
      <text:list xml:id="list41208498939431" text:continue-numbering="true" text:style-name="L2">
        <text:list-item>
          <text:p text:style-name="P10">To run the compiled program, in command line use</text:p>
        </text:list-item>
      </text:list>
      <text:p text:style-name="command_20_line"><text:span text:style-name="T5">$ </text:span>java -cp .:GES.jar MyApp</text:p>
      <text:list xml:id="list8606130788295283337" text:style-name="L3">
        <text:list-header>
          <text:p text:style-name="P11"/>
        </text:list-header>
      </text:list>
      <text:h text:style-name="P7" text:outline-level="1">Testing Your Understanding</text:h>
      <text:p text:style-name="P12"><text:span text:style-name="T1">1</text:span><text:span text:style-name="T2">)</text:span></text:p>
      <text:p text:style-name="P13"><text:span text:style-name="T17">GES<text:tab/><text:tab/><text:tab/></text:span><text:span text:style-name="T9">Graphics and Event Library</text:span></text:p>
      <text:p text:style-name="P12"><text:span text:style-name="T17">MyApp<text:tab/><text:tab/><text:tab/></text:span><text:span text:style-name="T8">Application</text:span></text:p>
      <text:p text:style-name="P20">MyCalculator<text:tab/><text:span text:style-name="T8">Application</text:span></text:p>
      <text:p text:style-name="P18">RATButton<text:tab/><text:tab/><text:span text:style-name="T9">UI Toolkit</text:span></text:p>
      <text:p text:style-name="P12"><text:span text:style-name="T16">RATLabel<text:tab/><text:tab/></text:span><text:span text:style-name="T9">UI Toolkit</text:span></text:p>
      <text:p text:style-name="P12"><text:span text:style-name="T16">RATWidget<text:tab/><text:tab/></text:span><text:span text:style-name="T9">UI Toolkit</text:span></text:p>
      <text:p text:style-name="P19">RATMouseListener<text:tab/><text:span text:style-name="T9">UI Toolkit</text:span></text:p>
      <text:p text:style-name="P18">SimpleWindow<text:tab/><text:span text:style-name="T12">Base Window System</text:span></text:p>
      <text:p text:style-name="P17">WindowManager<text:tab/><text:span text:style-name="T11">Window Manager</text:span></text:p>
      <text:p text:style-name="P17">WindowSystem<text:tab/><text:span text:style-name="T10">Base Window System</text:span></text:p>
      <text:p text:style-name="P2"/>
      <text:p text:style-name="P14"><text:span text:style-name="T1">2</text:span><text:span text:style-name="T3">)</text:span> <text:span text:style-name="T15">Callbacks are specific snippets of code that are passed as arguments to</text:span></text:p>
      <text:p text:style-name="P16">another function. Event Listener instead permits a class to watch for an event to occur, and it's their task to associate it with any method they want. Event listener are more flexible, especially cause they permit:</text:p>
      <text:p text:style-name="P16">- More than 1 class to register for a single event, and as such more 'callback' methods can be called by different classes</text:p>
      <text:p text:style-name="P16">- Classes can register for an event at runtime</text:p>
      <text:p text:style-name="P2"/>
      <text:h text:style-name="P8" text:outline-level="1">Extra Credit</text:h>
      <text:p text:style-name="P15">We implemented a simple calculator, which shows on the desktop as well. It allows to do simple <text:span text:style-name="T13">mathematical operations </text:span>(+,-,*,/<text:span text:style-name="T13">) of </text:span><text:span text:style-name="T14">two</text:span><text:span text:style-name="T13"> numbers. Sequential operations are not suppor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text-align="start" style:justify-single-word="false" style:page-number="auto"/>
      <style:text-properties fo:color="#000000" style:font-name="Liberation Mono" fo:font-family="'Liberation Mono'" style:font-style-name="Regular" style:font-family-generic="modern" style:font-pitch="fixed" fo:font-size="10pt" fo:font-weight="normal" style:font-size-asian="10.5pt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00%" style:page-number="auto"/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auto-update="true" style:class="chapter">
      <style:paragraph-properties fo:margin-top="0.1701in" fo:margin-bottom="0in" style:contextual-spacing="false" fo:text-align="center" style:justify-single-word="false"/>
      <style:text-properties style:font-name="Liberation Mono2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auto-update="true" style:class="chapter" style:master-page-name="">
      <style:paragraph-properties fo:margin-top="0in" fo:margin-bottom="0in" style:contextual-spacing="false" fo:text-align="center" style:justify-single-word="false" style:page-number="auto" fo:background-color="transparent" style:shadow="none" text:number-lines="false" text:line-number="0" style:snap-to-layout-grid="true">
        <style:tab-stops/>
        <style:background-image/>
      </style:paragraph-properties>
      <style:text-properties fo:color="#ff6600" style:font-name="Liberation Mono2" fo:font-family="'Liberation Mono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margin-top="0in" fo:margin-bottom="0in" style:contextual-spacing="false" fo:line-height="200%" style:register-true="true" fo:text-indent="0in" style:auto-text-indent="false" style:page-number="auto" fo:background-color="transparent" style:shadow="none">
        <style:tab-stops/>
        <style:drop-cap/>
        <style:background-image/>
      </style:paragraph-properties>
      <style:text-properties fo:color="#ff6600" style:font-name="Liberation Mono1" fo:font-family="'Liberation Mono'" style:font-style-name="Bold" style:font-family-generic="modern" style:font-pitch="fixed" fo:font-size="12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mmand_20_line" style:display-name="command line" style:family="paragraph" style:parent-style-name="Text_20_body" style:auto-update="true" style:class="text">
      <style:paragraph-properties fo:text-align="center" style:justify-single-word="false"/>
      <style:text-properties fo:color="#666666" style:font-name="Courier 10 Pitch" fo:font-family="'Courier 10 Pitch'" style:font-style-name="Regular" style:font-pitch="fixed" officeooo:rsid="000913c7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09:28:56.196031098</meta:creation-date>
    <dc:date>2014-05-19T04:12:06.607816124</dc:date>
    <meta:editing-duration>PT2H45M4S</meta:editing-duration>
    <meta:editing-cycles>30</meta:editing-cycles>
    <meta:generator>LibreOffice/4.2.3.3$Linux_X86_64 LibreOffice_project/420m0$Build-3</meta:generator>
    <meta:document-statistic meta:table-count="0" meta:image-count="0" meta:object-count="0" meta:page-count="1" meta:paragraph-count="31" meta:word-count="222" meta:character-count="1413" meta:non-whitespace-character-count="1209"/>
  </office:meta>
</office:document-meta>
</file>